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table:number-columns-repeated="2"/>
          <table:table-cell table:style-name="ce13" table:formula="of:=[.F78]+[.E79]" office:value-type="float" office:value="4571.31" calcext:value-type="float">
            <text:p>4571</text:p>
          </table:table-cell>
          <table:table-cell/>
          <table:table-cell table:style-name="ce13" table:formula="of:=[.H78]+[.G79]" office:value-type="float" office:value="32082" calcext:value-type="float">
            <text:p>32082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759.2799" calcext:value-type="currency">
            <text:p>3 759,28 €</text:p>
          </table:table-cell>
          <table:table-cell table:style-name="ce19" table:formula="of:=[.A79]*budgetjour-[.O79]" office:value-type="currency" office:currency="EUR" office:value="140.7201" calcext:value-type="currency">
            <text:p>1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571.31" calcext:value-type="float">
            <text:p>4571</text:p>
          </table:table-cell>
          <table:table-cell/>
          <table:table-cell table:style-name="ce13" table:formula="of:=[.H79]+[.G80]" office:value-type="float" office:value="32082" calcext:value-type="float">
            <text:p>32082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759.2799" calcext:value-type="currency">
            <text:p>3 759,28 €</text:p>
          </table:table-cell>
          <table:table-cell table:style-name="ce19" table:formula="of:=[.A80]*budgetjour-[.O80]" office:value-type="currency" office:currency="EUR" office:value="190.7201" calcext:value-type="currency">
            <text:p>1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571.31" calcext:value-type="float">
            <text:p>4571</text:p>
          </table:table-cell>
          <table:table-cell/>
          <table:table-cell table:style-name="ce13" table:formula="of:=[.H80]+[.G81]" office:value-type="float" office:value="32082" calcext:value-type="float">
            <text:p>32082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759.2799" calcext:value-type="currency">
            <text:p>3 759,28 €</text:p>
          </table:table-cell>
          <table:table-cell table:style-name="ce19" table:formula="of:=[.A81]*budgetjour-[.O81]" office:value-type="currency" office:currency="EUR" office:value="240.7201" calcext:value-type="currency">
            <text:p>2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571.31" calcext:value-type="float">
            <text:p>4571</text:p>
          </table:table-cell>
          <table:table-cell/>
          <table:table-cell table:style-name="ce13" table:formula="of:=[.H81]+[.G82]" office:value-type="float" office:value="32082" calcext:value-type="float">
            <text:p>32082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759.2799" calcext:value-type="currency">
            <text:p>3 759,28 €</text:p>
          </table:table-cell>
          <table:table-cell table:style-name="ce19" table:formula="of:=[.A82]*budgetjour-[.O82]" office:value-type="currency" office:currency="EUR" office:value="290.7201" calcext:value-type="currency">
            <text:p>2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571.31" calcext:value-type="float">
            <text:p>4571</text:p>
          </table:table-cell>
          <table:table-cell/>
          <table:table-cell table:style-name="ce13" table:formula="of:=[.H82]+[.G83]" office:value-type="float" office:value="32082" calcext:value-type="float">
            <text:p>32082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759.2799" calcext:value-type="currency">
            <text:p>3 759,28 €</text:p>
          </table:table-cell>
          <table:table-cell table:style-name="ce19" table:formula="of:=[.A83]*budgetjour-[.O83]" office:value-type="currency" office:currency="EUR" office:value="340.7201" calcext:value-type="currency">
            <text:p>3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571.31" calcext:value-type="float">
            <text:p>4571</text:p>
          </table:table-cell>
          <table:table-cell/>
          <table:table-cell table:style-name="ce13" table:formula="of:=[.H83]+[.G84]" office:value-type="float" office:value="32082" calcext:value-type="float">
            <text:p>32082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759.2799" calcext:value-type="currency">
            <text:p>3 759,28 €</text:p>
          </table:table-cell>
          <table:table-cell table:style-name="ce19" table:formula="of:=[.A84]*budgetjour-[.O84]" office:value-type="currency" office:currency="EUR" office:value="390.7201" calcext:value-type="currency">
            <text:p>3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571.31" calcext:value-type="float">
            <text:p>4571</text:p>
          </table:table-cell>
          <table:table-cell/>
          <table:table-cell table:style-name="ce13" table:formula="of:=[.H84]+[.G85]" office:value-type="float" office:value="32082" calcext:value-type="float">
            <text:p>32082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759.2799" calcext:value-type="currency">
            <text:p>3 759,28 €</text:p>
          </table:table-cell>
          <table:table-cell table:style-name="ce19" table:formula="of:=[.A85]*budgetjour-[.O85]" office:value-type="currency" office:currency="EUR" office:value="440.7201" calcext:value-type="currency">
            <text:p>4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571.31" calcext:value-type="float">
            <text:p>4571</text:p>
          </table:table-cell>
          <table:table-cell/>
          <table:table-cell table:style-name="ce13" table:formula="of:=[.H85]+[.G86]" office:value-type="float" office:value="32082" calcext:value-type="float">
            <text:p>32082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759.2799" calcext:value-type="currency">
            <text:p>3 759,28 €</text:p>
          </table:table-cell>
          <table:table-cell table:style-name="ce19" table:formula="of:=[.A86]*budgetjour-[.O86]" office:value-type="currency" office:currency="EUR" office:value="490.7201" calcext:value-type="currency">
            <text:p>4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571.31" calcext:value-type="float">
            <text:p>4571</text:p>
          </table:table-cell>
          <table:table-cell/>
          <table:table-cell table:style-name="ce13" table:formula="of:=[.H86]+[.G87]" office:value-type="float" office:value="32082" calcext:value-type="float">
            <text:p>32082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759.2799" calcext:value-type="currency">
            <text:p>3 759,28 €</text:p>
          </table:table-cell>
          <table:table-cell table:style-name="ce19" table:formula="of:=[.A87]*budgetjour-[.O87]" office:value-type="currency" office:currency="EUR" office:value="540.7201" calcext:value-type="currency">
            <text:p>5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571.31" calcext:value-type="float">
            <text:p>4571</text:p>
          </table:table-cell>
          <table:table-cell/>
          <table:table-cell table:style-name="ce13" table:formula="of:=[.H87]+[.G88]" office:value-type="float" office:value="32082" calcext:value-type="float">
            <text:p>32082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759.2799" calcext:value-type="currency">
            <text:p>3 759,28 €</text:p>
          </table:table-cell>
          <table:table-cell table:style-name="ce19" table:formula="of:=[.A88]*budgetjour-[.O88]" office:value-type="currency" office:currency="EUR" office:value="590.7201" calcext:value-type="currency">
            <text:p>5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71.31" calcext:value-type="float">
            <text:p>4571</text:p>
          </table:table-cell>
          <table:table-cell/>
          <table:table-cell table:style-name="ce13" table:formula="of:=[.H88]+[.G89]" office:value-type="float" office:value="32082" calcext:value-type="float">
            <text:p>3208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759.2799" calcext:value-type="currency">
            <text:p>3 759,28 €</text:p>
          </table:table-cell>
          <table:table-cell table:style-name="ce19" table:formula="of:=[.A89]*budgetjour-[.O89]" office:value-type="currency" office:currency="EUR" office:value="640.7201" calcext:value-type="currency">
            <text:p>6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571.31" calcext:value-type="float">
            <text:p>4571</text:p>
          </table:table-cell>
          <table:table-cell/>
          <table:table-cell table:style-name="ce13" table:formula="of:=[.H89]+[.G90]" office:value-type="float" office:value="32082" calcext:value-type="float">
            <text:p>3208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759.2799" calcext:value-type="currency">
            <text:p>3 759,28 €</text:p>
          </table:table-cell>
          <table:table-cell table:style-name="ce19" table:formula="of:=[.A90]*budgetjour-[.O90]" office:value-type="currency" office:currency="EUR" office:value="690.7201" calcext:value-type="currency">
            <text:p>6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571.31" calcext:value-type="float">
            <text:p>4571</text:p>
          </table:table-cell>
          <table:table-cell/>
          <table:table-cell table:style-name="ce13" table:formula="of:=[.H90]+[.G91]" office:value-type="float" office:value="32082" calcext:value-type="float">
            <text:p>3208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759.2799" calcext:value-type="currency">
            <text:p>3 759,28 €</text:p>
          </table:table-cell>
          <table:table-cell table:style-name="ce19" table:formula="of:=[.A91]*budgetjour-[.O91]" office:value-type="currency" office:currency="EUR" office:value="740.7201" calcext:value-type="currency">
            <text:p>7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571.31" calcext:value-type="float">
            <text:p>4571</text:p>
          </table:table-cell>
          <table:table-cell/>
          <table:table-cell table:style-name="ce13" table:formula="of:=[.H91]+[.G92]" office:value-type="float" office:value="32082" calcext:value-type="float">
            <text:p>3208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759.2799" calcext:value-type="currency">
            <text:p>3 759,28 €</text:p>
          </table:table-cell>
          <table:table-cell table:style-name="ce19" table:formula="of:=[.A92]*budgetjour-[.O92]" office:value-type="currency" office:currency="EUR" office:value="790.7201" calcext:value-type="currency">
            <text:p>7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571.31" calcext:value-type="float">
            <text:p>4571</text:p>
          </table:table-cell>
          <table:table-cell/>
          <table:table-cell table:style-name="ce13" table:formula="of:=[.H92]+[.G93]" office:value-type="float" office:value="32082" calcext:value-type="float">
            <text:p>3208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759.2799" calcext:value-type="currency">
            <text:p>3 759,28 €</text:p>
          </table:table-cell>
          <table:table-cell table:style-name="ce19" table:formula="of:=[.A93]*budgetjour-[.O93]" office:value-type="currency" office:currency="EUR" office:value="840.7201" calcext:value-type="currency">
            <text:p>8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71.31" calcext:value-type="float">
            <text:p>4571</text:p>
          </table:table-cell>
          <table:table-cell/>
          <table:table-cell table:style-name="ce13" table:formula="of:=[.H93]+[.G94]" office:value-type="float" office:value="32082" calcext:value-type="float">
            <text:p>3208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759.2799" calcext:value-type="currency">
            <text:p>3 759,28 €</text:p>
          </table:table-cell>
          <table:table-cell table:style-name="ce19" table:formula="of:=[.A94]*budgetjour-[.O94]" office:value-type="currency" office:currency="EUR" office:value="890.7201" calcext:value-type="currency">
            <text:p>8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71.31" calcext:value-type="float">
            <text:p>4571</text:p>
          </table:table-cell>
          <table:table-cell/>
          <table:table-cell table:style-name="ce13" table:formula="of:=[.H94]+[.G95]" office:value-type="float" office:value="32082" calcext:value-type="float">
            <text:p>3208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759.2799" calcext:value-type="currency">
            <text:p>3 759,28 €</text:p>
          </table:table-cell>
          <table:table-cell table:style-name="ce19" table:formula="of:=[.A95]*budgetjour-[.O95]" office:value-type="currency" office:currency="EUR" office:value="940.7201" calcext:value-type="currency">
            <text:p>9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71.31" calcext:value-type="float">
            <text:p>4571</text:p>
          </table:table-cell>
          <table:table-cell/>
          <table:table-cell table:style-name="ce13" table:formula="of:=[.H95]+[.G96]" office:value-type="float" office:value="32082" calcext:value-type="float">
            <text:p>3208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759.2799" calcext:value-type="currency">
            <text:p>3 759,28 €</text:p>
          </table:table-cell>
          <table:table-cell table:style-name="ce19" table:formula="of:=[.A96]*budgetjour-[.O96]" office:value-type="currency" office:currency="EUR" office:value="990.7201" calcext:value-type="currency">
            <text:p>990,72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2116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8:32:40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2T23:13:01.660000000</dc:date>
    <meta:editing-duration>P58DT16H19M20S</meta:editing-duration>
    <meta:editing-cycles>132</meta:editing-cycles>
    <meta:document-statistic meta:table-count="6" meta:cell-count="1783" meta:object-count="0"/>
  </office:meta>
</office:document-meta>
</file>